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84F3503530F4F75A.png" manifest:media-type="image/png"/>
  <manifest:file-entry manifest:full-path="Pictures/1000000000000640000003848619646A11EF0AF4.png" manifest:media-type="image/png"/>
  <manifest:file-entry manifest:full-path="Pictures/100000000000064000000384EA26E98BF72FB15A.png" manifest:media-type="image/png"/>
  <manifest:file-entry manifest:full-path="Pictures/1000000000000640000003847A2A581F9BB7CDAE.png" manifest:media-type="image/png"/>
  <manifest:file-entry manifest:full-path="Pictures/100000000000064000000384724667E37282F2E4.png" manifest:media-type="image/png"/>
  <manifest:file-entry manifest:full-path="Pictures/100000000000064000000384D7CE15DA714877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5.749cm" svg:x="0.6cm" svg:y="2.251cm">
          <draw:image xlink:href="Pictures/10000000000006400000038484F3503530F4F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5.749cm" svg:x="-0.749cm" svg:y="1.628cm">
          <draw:image xlink:href="Pictures/1000000000000640000003848619646A11EF0A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0 de marco 2017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9cm" svg:x="0.001cm" svg:y="5.4cm">
          <draw:image xlink:href="Pictures/1000000000000640000003847A2A581F9BB7CD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9cm" svg:x="-0.22cm" svg:y="1.826cm">
          <draw:image xlink:href="Pictures/100000000000064000000384EA26E98BF72FB1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9cm" svg:x="-3.962cm" svg:y="1.617cm">
          <draw:image xlink:href="Pictures/100000000000064000000384724667E37282F2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7/04/2017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9cm" svg:x="0.001cm" svg:y="4.8cm">
          <draw:image xlink:href="Pictures/100000000000064000000384D7CE15DA714877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ítulo do Sl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xt = esse é um texto do arquivo estranh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07:19:47.948000000</meta:creation-date>
    <dc:date>2017-05-26T09:33:24.388000000</dc:date>
    <meta:editing-duration>PT15M22S</meta:editing-duration>
    <meta:editing-cycles>11</meta:editing-cycles>
    <meta:generator>LibreOffice/5.3.0.3$Windows_x86 LibreOffice_project/7074905676c47b82bbcfbea1aeefc84afe1c50e1</meta:generator>
    <meta:document-statistic meta:object-count="55"/>
  </office:meta>
</office:document-meta>
</file>